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MonospaceTimes New Roman" svg:font-family="'MonospaceTimes New Roman'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Sans" svg:font-family="Sans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8">
      <style:paragraph-properties fo:text-align="start" style:justify-single-word="false"/>
    </style:style>
    <style:style style:name="P5" style:family="paragraph" style:parent-style-name="Text_20_body" style:list-style-name="L9">
      <style:paragraph-properties fo:text-align="start" style:justify-single-word="false"/>
    </style:style>
    <style:style style:name="P6" style:family="paragraph" style:parent-style-name="Text_20_body" style:list-style-name="L9">
      <style:paragraph-properties fo:text-align="start" style:justify-single-word="false"/>
    </style:style>
    <style:style style:name="P7" style:family="paragraph" style:parent-style-name="Text_20_body" style:list-style-name="L10">
      <style:paragraph-properties fo:text-align="start" style:justify-single-word="false"/>
    </style:style>
    <style:style style:name="P8" style:family="paragraph" style:parent-style-name="Text_20_body" style:list-style-name="L10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Monospace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2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 style:list-style-name="L8">
      <style:paragraph-properties fo:margin-left="1.251cm" fo:margin-right="0cm" fo:text-align="start" style:justify-single-word="false" fo:text-indent="0cm" style:auto-text-indent="false"/>
    </style:style>
    <style:style style:name="P17" style:family="paragraph" style:parent-style-name="Text_20_body" style:list-style-name="L8">
      <style:paragraph-properties fo:margin-left="1.251cm" fo:margin-right="0cm" fo:text-align="start" style:justify-single-word="false" fo:text-indent="0cm" style:auto-text-indent="false"/>
    </style:style>
    <style:style style:name="P18" style:family="paragraph" style:parent-style-name="Text_20_body" style:list-style-name="L2">
      <style:paragraph-properties fo:margin-left="1.251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Text_20_body" style:list-style-name="L7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26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</style:style>
    <style:style style:name="P28" style:family="paragraph" style:parent-style-name="Heading_20_3">
      <style:paragraph-properties fo:text-align="start" style:justify-single-word="false"/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000000"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3" style:family="text">
      <style:text-properties fo:color="#000000" style:font-name="Monospace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T4" style:family="text">
      <style:text-properties fo:color="#000000" style:font-name="Times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5" style:family="text">
      <style:text-properties fo:color="#000000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6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7" style:family="text">
      <style:text-properties fo:color="#000000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8" style:family="text">
      <style:text-properties fo:color="#000000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9" style:family="text">
      <style:text-properties fo:color="#000000" fo:font-size="12pt" style:font-name-asian="Monospace" style:font-size-asian="12pt" style:font-name-complex="Monospace" style:font-size-complex="12pt"/>
    </style:style>
    <style:style style:name="T10" style:family="text">
      <style:text-properties fo:color="#7f0055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tyle="italic" style:font-style-asian="italic" style:font-style-complex="italic"/>
    </style:style>
    <style:style style:name="T13" style:family="text">
      <style:text-properties style:font-name="Times New Roman"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style:font-name-asian="Monospace" style:font-size-asian="12pt" style:font-name-complex="Monospace" style:font-size-complex="12pt"/>
    </style:style>
    <style:style style:name="T21" style:family="text">
      <style:text-properties style:font-name="Times New Roman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6" style:family="text">
      <style:text-properties style:font-name="Monospace"/>
    </style:style>
    <style:style style:name="T27" style:family="text">
      <style:text-properties style:font-name="Monospace" fo:font-size="10pt" style:font-size-asian="10pt" style:font-size-complex="10pt"/>
    </style:style>
    <style:style style:name="T28" style:family="text">
      <style:text-properties style:font-name="Monospace" fo:font-size="10pt" fo:font-weight="bold" style:font-size-asian="10pt" style:font-weight-asian="bold" style:font-size-complex="10pt" style:font-weight-complex="bold"/>
    </style:style>
    <style:style style:name="T29" style:family="text">
      <style:text-properties style:font-name="Monospace" style:font-name-asian="Monospace" style:font-name-complex="Monospace"/>
    </style:style>
    <style:style style:name="T30" style:family="text">
      <style:text-properties style:font-name-asian="Sans"/>
    </style:style>
    <style:style style:name="T31" style:family="text">
      <style:text-properties style:font-size-asian="10pt"/>
    </style:style>
    <style:style style:name="T32" style:family="text">
      <style:text-properties style:font-name-complex="Sans"/>
    </style:style>
    <style:style style:name="T33" style:family="text">
      <style:text-properties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bi4Corba - InOut documento di Design</text:p>
      <text:p text:style-name="P15"/>
      <text:p text:style-name="P15"/>
      <text:p text:style-name="P3">Separo la descrizione della soluzione implementata in 2 parti: la parte di <text:span text:style-name="T14">deploy</text:span> (che riguarda la corretta annotazione e la generazione del WSDL) e il comportamento a <text:span text:style-name="T14">runtime</text:span>.</text:p>
      <text:h text:style-name="Heading_20_1" text:outline-level="1">Deploy </text:h>
      <text:p text:style-name="P12">A partire da un IDL con parametri INOUT o OUT, <text:span text:style-name="T14">IDLJ</text:span> genera delle classi Holder (che si possono riconoscere in quanto terminano con la stringa “Holder”, non c'è ne interfaccia ne superclasse). <text:s/>L'implementazione del supporto ai parametri INOUT sfrutta questo, infatti il componente:</text:p>
      <text:list text:style-name="L2">
        <text:list-item>
          <text:p text:style-name="P13">Legge le classi holder riferite come parametri nell'interfaccia. Per ognuna di queste ci sarà un parametro inout (o out). Il componente raccoglie queste (e altre) metainformazioni nella <text:span text:style-name="T14">MethodSignature</text:span><text:span text:style-name="T22">, oggetto che era già usato per altre funzionalità. </text:span></text:p>
        </text:list-item>
        <text:list-item>
          <text:p text:style-name="P13">Annota le interfacce rispettando jax-ws, cioè specificando che il webparam è inout:</text:p>
        </text:list-item>
        <text:list-item>
          <text:p text:style-name="P18"><text:span text:style-name="Teletype"><text:span text:style-name="T12">@WebParam(name="name", mode=WebParam.Mode.INOUT)</text:span></text:span></text:p>
          <text:p text:style-name="P24"><text:span text:style-name="Teletype"><text:span text:style-name="T13">Questa annotazione segnala al runtime dei WS che il parametro è di tipo INOUT.</text:span></text:span></text:p>
        </text:list-item>
        <text:list-item>
          <text:p text:style-name="P24"><text:span text:style-name="Teletype"><text:span text:style-name="T13">Aggiunge </text:span></text:span><text:span text:style-name="Teletype"><text:span text:style-name="T2">javax.xml.ws.Holder</text:span></text:span><text:span text:style-name="Teletype"><text:span text:style-name="T13"> come tipizzazione dei relativi parametri, ad esempio:</text:span></text:span></text:p>
        </text:list-item>
      </text:list>
      <text:p text:style-name="P23"><text:span text:style-name="Teletype"><text:span text:style-name="T2"><text:s text:c="3"/>TestAddressHolder test -&gt; Holder&lt;TestAddress&gt; test </text:span></text:span></text:p>
      <text:list text:style-name="L3">
        <text:list-item>
          <text:p text:style-name="P26"><text:span text:style-name="Teletype"><text:span text:style-name="T11">Genera il servizio, utilizzando un runtime compatibile con jax-ws (CXF o Metro).</text:span></text:span></text:p>
          <text:p text:style-name="P26"><text:span text:style-name="Teletype"><text:span text:style-name="T4"/></text:span></text:p>
        </text:list-item>
      </text:list>
      <text:p text:style-name="P23"><text:span text:style-name="Teletype"><text:span text:style-name="T4">A questo punto, un WSDL che supporta gli INOUT viene generato. In questi WSDL I parametri di inout/out vengono, di fatto, duplicati sulla risposta. </text:span></text:span></text:p>
      <text:h text:style-name="Heading_20_1" text:outline-level="1">Runtime</text:h>
      <text:p text:style-name="P12">Il servant avrà gli Holder CORBA in corrispondenza dei parametri INOUT. All'invocazione occorre quindi istanziare l'Holder corretto e mantenere il mapping tra I parametri e gli holder creati per effettuare l'invocazione. Ad esempio, un metodo definito sull'IDL come:</text:p>
      <text:p text:style-name="P19"><text:span text:style-name="Teletype"><text:tab/></text:span><text:span text:style-name="Teletype"><text:span text:style-name="T27">echo(</text:span></text:span><text:span text:style-name="Teletype"><text:span text:style-name="T28">inout</text:span></text:span><text:span text:style-name="Teletype"><text:span text:style-name="T27"> string msg) </text:span></text:span></text:p>
      <text:p text:style-name="P19"><text:span text:style-name="Teletype">...viene pappato da IDLJ in</text:span><text:span text:style-name="Teletype">:</text:span></text:p>
      <text:p text:style-name="P19"><text:span text:style-name="Teletype"><text:span text:style-name="T27"><text:tab/>echo(</text:span></text:span><text:span text:style-name="Teletype"><text:span text:style-name="T28">org.omg.CORBA.StringHolder</text:span></text:span><text:span text:style-name="Teletype"><text:span text:style-name="T27"> msg)</text:span></text:span></text:p>
      <text:p text:style-name="P19"><text:span text:style-name="Teletype"><text:span text:style-name="T18">...e, alla creazione del servizio, viene modificato in:</text:span></text:span><text:span text:style-name="Teletype"><text:tab/></text:span></text:p>
      <text:p text:style-name="P19"><text:span text:style-name="Teletype"><text:tab/></text:span><text:span text:style-name="Teletype"><text:span text:style-name="T27">echo(</text:span></text:span><text:span text:style-name="Teletype"><text:span text:style-name="T28">Holder&lt;String&gt; </text:span></text:span><text:span text:style-name="Teletype"><text:span text:style-name="T27">msg)</text:span></text:span></text:p>
      <text:p text:style-name="P19">Il parametro, infatti, per essere riconosciuto dal runtime jax-wscome inout, deve essere di tipo <text:span text:style-name="T14">Holder&lt;String&gt;</text:span><text:span text:style-name="T22">. </text:span></text:p>
      <text:p text:style-name="P19"><text:span text:style-name="T22">A seguito di un'invocazione, se sul metodo è presente almeno un Holder, il componente:</text:span></text:p>
      <text:list text:style-name="L7">
        <text:list-item>
          <text:p text:style-name="P20"><text:span text:style-name="T22">Scorre I parametri e sostitusce l'</text:span><text:span text:style-name="T14">Holder&lt;String&gt; </text:span><text:span text:style-name="T22">con uno </text:span><text:span text:style-name="T14">StringHolder</text:span><text:span text:style-name="T22">, settando in maniera corretta il </text:span><text:span text:style-name="T14">value</text:span><text:span text:style-name="T22"> sull'holder in modo che sia lo stesso oggetto.</text:span></text:p>
        </text:list-item>
        <text:list-item>
          <text:p text:style-name="P20"><text:span text:style-name="T22">Effettua l'invocazione al servant.</text:span></text:p>
        </text:list-item>
        <text:list-item>
          <text:p text:style-name="P20"><text:span text:style-name="T22">Recupera l'holder e effettua l'operazione oppposta al punto 1), cioè istanzia un </text:span><text:span text:style-name="T14">Holder&lt;String&gt;</text:span><text:span text:style-name="T22"> settando il value che viene letto dal CORBA holder.</text:span></text:p>
        </text:list-item>
      </text:list>
      <text:p text:style-name="P19"><text:soft-page-break/><text:span text:style-name="Teletype"><text:span text:style-name="T11">Il runtime (se jax-ws compliant) deve potere gestire correttamente il mapping degli Holder.</text:span></text:span></text:p>
      <text:p text:style-name="P19"><text:span text:style-name="Teletype"><text:span text:style-name="T11">Ovviamente, per Holder di altri tipi il comportamento è analogo. Da notare che IDLJ produce gli Holder per I tipi che CORBA non conosce, e quindi è possibile utilizzare Holder di qualunque tipo.</text:span></text:span></text:p>
      <text:h text:style-name="Heading_20_2" text:outline-level="2"><text:span text:style-name="Teletype"><text:span text:style-name="T16">Note varie:</text:span></text:span></text:h>
      <text:h text:style-name="Heading_20_3" text:outline-level="3"><text:span text:style-name="Teletype"><text:span text:style-name="T16">Bytecode Manipulation</text:span></text:span></text:h>
      <text:p text:style-name="P19"><text:span text:style-name="Teletype"><text:span text:style-name="T11">La modifica del bytecode prevede, dato che viene utilizzata la programmazione generica, anche la moifica della <text:s/></text:span></text:span><text:span text:style-name="Teletype"><text:span text:style-name="T16">signature </text:span></text:span><text:span text:style-name="Teletype"><text:span text:style-name="T21">(oltre che la modifica del method descriptor)</text:span></text:span><text:span text:style-name="Teletype"><text:span text:style-name="T11"> ad esempio:</text:span></text:span></text:p>
      <text:p text:style-name="P19"><text:span text:style-name="Teletype"><text:span text:style-name="T10">public</text:span></text:span><text:span text:style-name="Teletype"><text:span text:style-name="T1"> String test(javax.xml.ws.Holder&lt;String&gt; arg, String nogeneric)</text:span></text:span></text:p>
      <text:p text:style-name="Text_20_body"><text:span text:style-name="Teletype"><text:span text:style-name="T7">Diventa:</text:span></text:span></text:p>
      <text:p text:style-name="P2"><text:span text:style-name="Teletype"><text:span text:style-name="T27">// Method descriptor #14 (Ljavax/xml/ws/Holder;Ljava/lang/String;)Ljava/lang/String;</text:span></text:span></text:p>
      <text:p text:style-name="P2">// Signature: (Ljavax/xml/ws/Holder&lt;Ljava/lang/String;&gt;;Ljava/lang/String;)Ljava/lang/String;</text:p>
      <text:h text:style-name="P28" text:outline-level="3"><text:span text:style-name="Teletype"><text:span text:style-name="T17">Parametri Out</text:span></text:span></text:h>
      <text:p text:style-name="P10"><text:span text:style-name="Teletype"><text:span text:style-name="T18">Tramite jax-ws, è possibile specificare che un parametro è di tipo OUT. Per riconoscere che questo è tale, però, non basta l'analisi dell'interfaccia prodotta da IDLJ, dato che i parametri out sono uguali, per quanto riguarda il tipo, ai parametri INOUT.</text:span></text:span></text:p>
      <text:p text:style-name="P10"><text:span text:style-name="Teletype"><text:span text:style-name="T18"/></text:span></text:p>
      <text:p text:style-name="P10"><text:span text:style-name="Teletype"><text:span text:style-name="T18">Per il supporto di parametri OUT, deve quindi essere effettuata un'ulterioee analisi del bytecode dello stub. Questa analisi deve essere fatta prima dell'invocazione del metodo:</text:span></text:span></text:p>
      <text:p text:style-name="P10"><text:span text:style-name="Teletype"><text:span text:style-name="T18"><text:s/></text:span></text:span><text:span text:style-name="Teletype"><text:span text:style-name="T19">ProviderServiceClassesGenerator.tweakCorbaOperation </text:span></text:span></text:p>
      <text:p text:style-name="P10"><text:span text:style-name="Teletype"><text:span text:style-name="T18">...dato che questo che modifica l'interfaccia aggiungendo le annotazioni dei parametri. </text:span></text:span></text:p>
      <text:p text:style-name="P10"><text:span text:style-name="Teletype"><text:span text:style-name="T18"/></text:span></text:p>
      <text:p text:style-name="P9"><text:span text:style-name="Teletype"><text:span text:style-name="T18">Deve essere quindi sviluppato un metodo che, a partire dallo stub e dalle metainformazioni raccolte sui metodi, cioè la lista di </text:span></text:span><text:span text:style-name="Teletype"><text:span text:style-name="T19">MethodSignature</text:span></text:span><text:span text:style-name="Teletype"><text:span text:style-name="T18"> disponibile, </text:span></text:span><text:span text:style-name="Teletype"><text:span text:style-name="T20">effettui le seguenti operazioni:</text:span></text:span></text:p>
      <text:list text:style-name="L10">
        <text:list-item>
          <text:p text:style-name="P7"><text:span text:style-name="Teletype"><text:span text:style-name="T18">Per ogni metodo, controlli se sono presenti holder (ad esempio leggendo MethodSignature.</text:span></text:span><text:span text:style-name="Teletype"><text:span text:style-name="T6">isContainsHolder()). Se sono contenuti, deve scorrere i parametri della MethodSignature (di class </text:span></text:span><text:span text:style-name="Teletype"><text:span text:style-name="T5">Param</text:span></text:span><text:span text:style-name="Teletype"><text:span text:style-name="T6">).</text:span></text:span></text:p>
        </text:list-item>
        <text:list-item>
          <text:p text:style-name="P7"><text:span text:style-name="Teletype"><text:span text:style-name="T6">Per ogni Param che è un Holder (Param.isHolder a true), si effettuano sul bytecode dello stub la ricerca:</text:span></text:span></text:p>
        </text:list-item>
      </text:list>
      <text:list text:style-name="L8">
        <text:list-item>
          <text:p text:style-name="P16"><text:span text:style-name="Teletype"><text:span text:style-name="T6">Si identifica il metodo in questione.</text:span></text:span></text:p>
        </text:list-item>
        <text:list-item>
          <text:p text:style-name="P16"><text:span text:style-name="Teletype"><text:span text:style-name="T6">Si ricerca sul metodo se il parametro è scritto (tramite una write) ma non è letto (tramite una read). In questo caso è un parametro OUT. Ad esempio:</text:span></text:span></text:p>
          <text:p text:style-name="P4"><text:span text:style-name="Teletype"><text:span text:style-name="T6"/></text:span></text:p>
        </text:list-item>
      </text:list>
      <text:p text:style-name="P9">public it.MyLong echoValueBoxedTypePrimitive (it.MyLongHolder e) { </text:p>
      <text:p text:style-name="P9"><text:s text:c="12"/>org.omg.CORBA.portable.InputStream $in = null; </text:p>
      <text:p text:style-name="P9"><text:s text:c="12"/>try { </text:p>
      <text:p text:style-name="P9"><text:s text:c="16"/>org.omg.CORBA.portable.OutputStream $out =_request("echoValueBoxedTypePrimitive", true); </text:p>
      <text:p text:style-name="P9"><text:s text:c="15"/><text:span text:style-name="T14"><text:s/>it.MyLongHelper.write ($out, e.value); </text:span></text:p>
      <text:p text:style-name="P9"><text:s text:c="16"/>$in = _invoke ($out); </text:p>
      <text:p text:style-name="P9"><text:soft-page-break/><text:s text:c="16"/>it.MyLong $result=it.imolinfo.MyLongHelper.read ($in); </text:p>
      <text:p text:style-name="P9"><text:s text:c="16"/>e.value = it.MyLongHelper.read ($in); </text:p>
      <text:p text:style-name="P9"><text:s text:c="16"/>return $result; </text:p>
      <text:p text:style-name="P9"><text:s text:c="12"/>} catch (org.omg.CORBA.portable.ApplicationException $ex) { </text:p>
      <text:p text:style-name="P9"><text:s text:c="16"/>$in = $ex.getInputStream (); </text:p>
      <text:p text:style-name="P9"><text:s text:c="16"/>String _id = $ex.getId (); </text:p>
      <text:p text:style-name="P9"><text:s text:c="16"/>throw new org.omg.CORBA.MARSHAL (_id); </text:p>
      <text:p text:style-name="P9"><text:s text:c="12"/>} catch (org.omg.CORBA.portable.RemarshalException $rm) { </text:p>
      <text:p text:style-name="P9"><text:s text:c="16"/>return echoValueBoxedTypePrimitive (e <text:s text:c="7"/>); </text:p>
      <text:p text:style-name="P9"><text:s text:c="12"/>} finally { </text:p>
      <text:p text:style-name="P9"><text:s text:c="16"/>_releaseReply ($in); </text:p>
      <text:p text:style-name="P9"><text:s text:c="12"/>} </text:p>
      <text:p text:style-name="P11"><text:span text:style-name="Teletype"><text:span text:style-name="T25"><text:s text:c="2"/>} // echoValueBoxedTypePrimitive</text:span></text:span></text:p>
      <text:p text:style-name="P11"><text:span text:style-name="Teletype"><text:span text:style-name="T3"/></text:span></text:p>
      <text:list text:style-name="L9">
        <text:list-item>
          <text:p text:style-name="P5"><text:span text:style-name="Teletype"><text:span text:style-name="T6">Se si identifica un parametro OUT, si marca il </text:span></text:span><text:span text:style-name="Teletype"><text:span text:style-name="T5">Param</text:span></text:span><text:span text:style-name="Teletype"><text:span text:style-name="T6"> con una apposita proprietà booleana (da definire)</text:span></text:span></text:p>
        </text:list-item>
        <text:list-item>
          <text:p text:style-name="P5"><text:span text:style-name="Teletype"><text:span text:style-name="T6">Nella classe </text:span></text:span><text:span text:style-name="Teletype"><text:span text:style-name="T5">WebServiceAnnotationAdapter, </text:span></text:span><text:span text:style-name="Teletype"><text:span text:style-name="T7">nel metodo </text:span></text:span><text:span text:style-name="Teletype"><text:span text:style-name="T5">addParameterAnnotation</text:span></text:span><text:span text:style-name="Teletype"><text:span text:style-name="T7">, analizzare, per ogni param che è un holder, se è anche un OUT e annotare di conseguenza (ora per ogni Holder annota sempre INOUT).</text:span></text:span></text:p>
        </text:list-item>
      </text:list>
      <text:p text:style-name="P11"><text:span text:style-name="Teletype"><text:span text:style-name="T18"/></text:span></text:p>
      <text:p text:style-name="P11"><text:span text:style-name="Teletype"><text:span text:style-name="T18">Il resto del codice (a runtime) non dovrebbe essere modificat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MonospaceTimes New Roman" svg:font-family="'MonospaceTimes New Roman'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Sans" svg:font-family="Sans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rco</meta:initial-creator>
    <meta:creation-date>2007-05-23T09:28:17</meta:creation-date>
    <dc:creator>Marco Piraccini</dc:creator>
    <dc:date>2008-02-11T17:03:41</dc:date>
    <meta:editing-cycles>63</meta:editing-cycles>
    <meta:editing-duration>PT15H22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5" meta:word-count="747" meta:character-count="5643"/>
  </office:meta>
</office:document-meta>
</file>